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svg:stroke-color="#ffffff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svg:stroke-color="#80008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4c4c4c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draw:marker-start-width="0.381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gradient" draw:fill-gradient-name="spectrum" draw:textarea-horizontal-align="center" draw:textarea-vertical-align="middle"/>
    </style:style>
    <style:style style:name="gr12" style:family="graphic" style:parent-style-name="standard">
      <style:graphic-properties draw:stroke="none" draw:fill="gradient" draw:fill-gradient-name="spectrum2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5.08cm" svg:x="11.509cm" svg:y="2.27cm">
          <text:p/>
        </draw:rect>
        <draw:line draw:style-name="gr2" draw:text-style-name="P1" draw:layer="layout" svg:x1="9.536cm" svg:y1="4.326cm" svg:x2="8.623cm" svg:y2="5.268cm">
          <text:p/>
        </draw:line>
        <draw:g>
          <draw:rect draw:style-name="gr3" draw:text-style-name="P1" draw:layer="layout" svg:width="2.318cm" svg:height="1.162cm" draw:transform="rotate (1.5718435243458) translate (8.532cm 8.214cm)">
            <text:p/>
          </draw:rect>
          <draw:frame draw:style-name="gr4" draw:text-style-name="P2" draw:layer="layout" svg:width="1.946cm" svg:height="0.725cm" draw:transform="rotate (1.5718435243458) translate (9.04cm 8.094cm)">
            <draw:text-box>
              <text:p><text:span text:style-name="T1">Sample</text:span></text:p>
            </draw:text-box>
          </draw:frame>
        </draw:g>
        <draw:g>
          <draw:rect draw:style-name="gr3" draw:text-style-name="P1" draw:layer="layout" svg:width="2.318cm" svg:height="1.162cm" svg:x="5.185cm" svg:y="4.317cm">
            <text:p/>
          </draw:rect>
          <draw:frame draw:style-name="gr4" draw:text-style-name="P2" draw:layer="layout" svg:width="2.445cm" svg:height="0.725cm" svg:x="5.149cm" svg:y="4.789cm">
            <draw:text-box>
              <text:p><text:span text:style-name="T1">Reference</text:span></text:p>
            </draw:text-box>
          </draw:frame>
        </draw:g>
        <draw:frame draw:style-name="gr4" draw:text-style-name="P3" draw:layer="layout" svg:width="2.415cm" svg:height="0.645cm" svg:x="16.53cm" svg:y="3.98cm">
          <draw:text-box>
            <text:p><text:span text:style-name="T2">Light source</text:span></text:p>
          </draw:text-box>
        </draw:frame>
        <draw:frame draw:style-name="gr4" draw:text-style-name="P3" draw:layer="layout" svg:width="0.985cm" svg:height="0.645cm" svg:x="10.43cm" svg:y="2.981cm">
          <draw:text-box>
            <text:p><text:span text:style-name="T2">Slit</text:span></text:p>
          </draw:text-box>
        </draw:frame>
        <draw:frame draw:style-name="gr4" draw:text-style-name="P4" draw:layer="layout" svg:width="2.161cm" svg:height="1.039cm" svg:x="12.131cm" svg:y="2.482cm">
          <draw:text-box>
            <text:p text:style-name="P1"><text:span text:style-name="T2">Dispersing</text:span></text:p>
            <text:p text:style-name="P1"><text:span text:style-name="T2">element</text:span></text:p>
          </draw:text-box>
        </draw:frame>
        <draw:frame draw:style-name="gr4" draw:text-style-name="P4" draw:layer="layout" svg:width="2.509cm" svg:height="1.039cm" svg:x="7.631cm" svg:y="3.282cm">
          <draw:text-box>
            <text:p text:style-name="P1"><text:span text:style-name="T2">50% - 50%</text:span></text:p>
            <text:p text:style-name="P1"><text:span text:style-name="T2">beam splitter</text:span></text:p>
          </draw:text-box>
        </draw:frame>
        <draw:line draw:style-name="gr5" draw:text-style-name="P1" draw:layer="layout" svg:x1="15.328cm" svg:y1="5.01cm" svg:x2="15.328cm" svg:y2="4.708cm">
          <text:p/>
        </draw:line>
        <draw:line draw:style-name="gr6" draw:text-style-name="P1" draw:layer="layout" svg:x1="17.51cm" svg:y1="4.81cm" svg:x2="14.498cm" svg:y2="4.809cm">
          <text:p/>
        </draw:line>
        <draw:line draw:style-name="gr5" draw:text-style-name="P1" draw:layer="layout" svg:x1="11.498cm" svg:y1="5.01cm" svg:x2="11.498cm" svg:y2="4.708cm">
          <text:p/>
        </draw:line>
        <draw:custom-shape draw:style-name="gr7" draw:text-style-name="P1" draw:layer="layout" svg:width="0.205cm" svg:height="1.062cm" svg:x="16.105cm" svg:y="4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7cm" svg:height="1.27cm" svg:x="8.473cm" svg:y="8.61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9" draw:text-style-name="P1" draw:layer="layout" svg:x1="11.16cm" svg:y1="3.54cm" svg:x2="11.415cm" svg:y2="4.652cm">
          <text:p/>
        </draw:line>
        <draw:frame draw:style-name="gr4" draw:text-style-name="P3" draw:layer="layout" svg:width="0.985cm" svg:height="0.645cm" svg:x="15.087cm" svg:y="3.01cm">
          <draw:text-box>
            <text:p><text:span text:style-name="T2">Slit</text:span></text:p>
          </draw:text-box>
        </draw:frame>
        <draw:line draw:style-name="gr9" draw:text-style-name="P1" draw:layer="layout" svg:x1="15.582cm" svg:y1="3.539cm" svg:x2="15.416cm" svg:y2="4.653cm">
          <text:p/>
        </draw:line>
        <draw:frame draw:style-name="gr4" draw:text-style-name="P3" draw:layer="layout" svg:width="1.264cm" svg:height="0.645cm" svg:x="15.588cm" svg:y="5.183cm">
          <draw:text-box>
            <text:p><text:span text:style-name="T2">Lens</text:span></text:p>
          </draw:text-box>
        </draw:frame>
        <draw:frame draw:style-name="gr4" draw:text-style-name="P3" draw:layer="layout" svg:width="1.264cm" svg:height="0.645cm" svg:x="9.988cm" svg:y="5.24cm">
          <draw:text-box>
            <text:p><text:span text:style-name="T2">Lens</text:span></text:p>
          </draw:text-box>
        </draw:frame>
        <draw:custom-shape draw:style-name="gr8" draw:text-style-name="P1" draw:layer="layout" svg:width="1.27cm" svg:height="1.27cm" svg:x="3.219cm" svg:y="4.18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1" draw:layer="layout" svg:width="0.429cm" svg:height="0.429cm" svg:x="17.365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4.512cm" svg:y1="6.835cm" svg:x2="14.498cm" svg:y2="4.81cm">
          <text:p/>
        </draw:line>
        <draw:line draw:style-name="gr6" draw:text-style-name="P1" draw:layer="layout" svg:x1="14.512cm" svg:y1="6.836cm" svg:x2="13.417cm" svg:y2="3.906cm">
          <text:p/>
        </draw:line>
        <draw:line draw:style-name="gr6" draw:text-style-name="P1" draw:layer="layout" svg:x1="12.543cm" svg:y1="6.807cm" svg:x2="13.418cm" svg:y2="3.906cm">
          <text:p/>
        </draw:line>
        <draw:line draw:style-name="gr6" draw:text-style-name="P1" draw:layer="layout" svg:x1="12.544cm" svg:y1="6.808cm" svg:x2="12.229cm" svg:y2="4.836cm">
          <text:p/>
        </draw:line>
        <draw:line draw:style-name="gr6" draw:text-style-name="P1" draw:layer="layout" svg:x1="9.118cm" svg:y1="4.821cm" svg:x2="12.23cm" svg:y2="4.836cm">
          <text:p/>
        </draw:line>
        <draw:custom-shape draw:style-name="gr7" draw:text-style-name="P1" draw:layer="layout" svg:width="0.205cm" svg:height="1.062cm" svg:x="10.50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118cm" svg:y1="4.822cm" svg:x2="9.118cm" svg:y2="8.633cm">
          <text:p/>
        </draw:line>
        <draw:line draw:style-name="gr6" draw:text-style-name="P1" draw:layer="layout" svg:x1="9.118cm" svg:y1="4.823cm" svg:x2="4.489cm" svg:y2="4.823cm">
          <text:p/>
        </draw:line>
        <draw:frame draw:style-name="gr4" draw:text-style-name="P2" draw:layer="layout" svg:width="1.09cm" svg:height="0.725cm" svg:x="3.326cm" svg:y="4.475cm">
          <draw:text-box>
            <text:p><text:span text:style-name="T1">PD</text:span></text:p>
          </draw:text-box>
        </draw:frame>
        <draw:frame draw:style-name="gr4" draw:text-style-name="P2" draw:layer="layout" svg:width="1.09cm" svg:height="0.725cm" svg:x="8.582cm" svg:y="8.89cm">
          <draw:text-box>
            <text:p><text:span text:style-name="T1">PD</text:span></text:p>
          </draw:text-box>
        </draw:frame>
        <draw:frame draw:style-name="gr4" draw:text-style-name="P3" draw:layer="layout" svg:width="2.962cm" svg:height="0.645cm" svg:x="11.988cm" svg:y="1.641cm">
          <draw:text-box>
            <text:p><text:span text:style-name="T2">Monochromator</text:span></text:p>
          </draw:text-box>
        </draw:frame>
        <draw:frame draw:style-name="gr4" draw:text-style-name="P3" draw:layer="layout" svg:width="2.83cm" svg:height="0.645cm" svg:x="12.074cm" svg:y="6.826cm">
          <draw:text-box>
            <text:p><text:span text:style-name="T2">Curved mirrors</text:span></text:p>
          </draw:text-box>
        </draw:frame>
        <draw:frame draw:style-name="gr4" draw:text-style-name="P5" draw:layer="layout" svg:width="1.239cm" svg:height="0.569cm" svg:x="11.488cm" svg:y="3.984cm">
          <draw:text-box>
            <text:p><text:span text:style-name="T3">Mirror</text:span></text:p>
          </draw:text-box>
        </draw:frame>
        <draw:frame draw:style-name="gr4" draw:text-style-name="P5" draw:layer="layout" svg:width="1.239cm" svg:height="0.569cm" svg:x="13.988cm" svg:y="3.985cm">
          <draw:text-box>
            <text:p><text:span text:style-name="T3">Mirror</text:span></text:p>
          </draw:text-box>
        </draw:frame>
        <draw:frame draw:style-name="gr4" draw:text-style-name="P3" draw:layer="layout" svg:width="1.831cm" svg:height="0.645cm" svg:x="8.175cm" svg:y="9.827cm">
          <draw:text-box>
            <text:p><text:span text:style-name="T2">Detector</text:span></text:p>
          </draw:text-box>
        </draw:frame>
        <draw:frame draw:style-name="gr4" draw:text-style-name="P3" draw:layer="layout" svg:width="1.831cm" svg:height="0.645cm" svg:x="2.875cm" svg:y="5.386cm">
          <draw:text-box>
            <text:p><text:span text:style-name="T2">Detector</text:span></text:p>
          </draw:text-box>
        </draw:frame>
        <draw:line draw:style-name="gr2" draw:text-style-name="P1" draw:layer="layout" svg:x1="12.484cm" svg:y1="5.024cm" svg:x2="11.901cm" svg:y2="4.441cm">
          <text:p/>
        </draw:line>
        <draw:g>
          <draw:rect draw:style-name="gr11" draw:text-style-name="P1" draw:layer="layout" svg:width="0.147cm" svg:height="0.434cm" draw:transform="skewX (-0.301592894744563) rotate (0.635299847725816) translate (13.038cm 3.627cm)">
            <text:p/>
          </draw:rect>
          <draw:rect draw:style-name="gr12" draw:text-style-name="P1" draw:layer="layout" svg:width="0.146cm" svg:height="0.434cm" draw:transform="skewX (-0.295309709437385) rotate (0.639314105005402) translate (13.417cm 3.906cm)">
            <text:p/>
          </draw:rect>
        </draw:g>
        <draw:line draw:style-name="gr2" draw:text-style-name="P1" draw:layer="layout" svg:x1="14.271cm" svg:y1="5.023cm" svg:x2="14.854cm" svg:y2="4.44cm">
          <text:p/>
        </draw:line>
        <draw:custom-shape draw:style-name="gr7" draw:text-style-name="P1" draw:layer="layout" svg:width="1.614cm" svg:height="0.498cm" draw:transform="rotate (-0.114319066006794) translate (13.594cm 6.347cm)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614cm" svg:height="0.498cm" draw:transform="rotate (-0.114319066006794) translate (11.794cm 6.347cm)">
          <text:p/>
          <draw:enhanced-geometry svg:viewBox="0 0 21600 21600" draw:mirror-vertical="true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spectrum" draw:style="linear" draw:start-color="#0000ff" draw:end-color="#00ff00" draw:start-intensity="100%" draw:end-intensity="100%" draw:angle="0" draw:border="0%"/>
    <draw:gradient draw:name="spectrum2" draw:style="linear" draw:start-color="#00ff00" draw:end-color="#ff00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09-03-27T14:38:30</meta:creation-date>
    <dc:date>2011-04-18T12:56:00</dc:date>
    <dc:creator>Jussi Eloranta</dc:creator>
    <meta:editing-duration>PT1H47M49S</meta:editing-duration>
    <meta:editing-cycles>27</meta:editing-cycles>
    <meta:generator>OpenOffice.org/3.3$Linux OpenOffice.org_project/330m20$Build-9567</meta:generator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